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AAAAC+HelveticaNeue-Bold" svg:font-family="AAAAAC+HelveticaNeue-Bold" style:font-family-generic="swiss" svg:panose-1="0 0 0 0 0 0 0 0 0 0"/>
    <style:font-face style:name="AAAAAD+HelveticaNeue" svg:font-family="AAAAAD+HelveticaNeue" style:font-family-generic="swiss" svg:panose-1="0 0 0 0 0 0 0 0 0 0"/>
    <style:font-face style:name="AAAAAE+HelveticaNeue" svg:font-family="AAAAAE+HelveticaNeue" style:font-family-generic="swiss" svg:panose-1="0 0 0 0 0 0 0 0 0 0"/>
    <style:font-face style:name="AAAAAF+Helvetica" svg:font-family="AAAAAF+Helvetica" style:font-family-generic="swiss" svg:panose-1="0 0 0 0 0 0 0 0 0 0"/>
    <style:font-face style:name="AAAAAG+Helvetica" svg:font-family="AAAAAG+Helvetica" style:font-family-generic="swiss" svg:panose-1="0 0 0 0 0 0 0 0 0 0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P1" style:parent-style-name="Normální" style:master-page-name="MP0" style:family="paragraph">
      <style:paragraph-properties fo:break-before="page"/>
    </style:style>
    <style:style style:name="T2" style:parent-style-name="Standardnípísmoodstavce" style:family="text">
      <style:text-properties fo:font-weight="bold" style:font-weight-asian="bold" style:font-weight-complex="bold" fo:font-size="18pt" style:font-size-asian="18pt" style:font-size-complex="18pt"/>
    </style:style>
    <style:style style:name="T3" style:parent-style-name="Standardnípísmoodstavce" style:family="text">
      <style:text-properties style:font-name="AAAAAC+HelveticaNeue-Bold" style:font-name-complex="AAAAAC+HelveticaNeue-Bold" fo:font-weight="bold" style:font-weight-asian="bold" style:font-weight-complex="bold" fo:font-size="18pt" style:font-size-asian="18pt" style:font-size-complex="18pt"/>
    </style:style>
    <style:style style:name="T4" style:parent-style-name="Standardnípísmoodstavce" style:family="text">
      <style:text-properties fo:font-weight="bold" style:font-weight-asian="bold" style:font-weight-complex="bold" fo:font-size="18pt" style:font-size-asian="18pt" style:font-size-complex="18pt"/>
    </style:style>
    <style:style style:name="T5" style:parent-style-name="Standardnípísmoodstavce" style:family="text">
      <style:text-properties style:font-name="AAAAAC+HelveticaNeue-Bold" style:font-name-complex="AAAAAC+HelveticaNeue-Bold" fo:font-weight="bold" style:font-weight-asian="bold" style:font-weight-complex="bold" fo:font-size="18pt" style:font-size-asian="18pt" style:font-size-complex="18pt"/>
    </style:style>
    <style:style style:name="T6" style:parent-style-name="Standardnípísmoodstavce" style:family="text">
      <style:text-properties fo:font-weight="bold" style:font-weight-asian="bold" style:font-weight-complex="bold" fo:font-size="18pt" style:font-size-asian="18pt" style:font-size-complex="18pt"/>
    </style:style>
    <style:style style:name="T7" style:parent-style-name="Standardnípísmoodstavce" style:family="text">
      <style:text-properties style:font-name="AAAAAC+HelveticaNeue-Bold" style:font-name-complex="AAAAAC+HelveticaNeue-Bold" fo:font-weight="bold" style:font-weight-asian="bold" style:font-weight-complex="bold" fo:font-size="18pt" style:font-size-asian="18pt" style:font-size-complex="18pt"/>
    </style:style>
    <style:style style:name="T8" style:parent-style-name="Standardnípísmoodstavce" style:family="text">
      <style:text-properties fo:font-weight="bold" style:font-weight-asian="bold" style:font-weight-complex="bold" fo:font-size="18pt" style:font-size-asian="18pt" style:font-size-complex="18pt"/>
    </style:style>
    <style:style style:name="T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0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2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4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6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8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0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2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4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6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8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0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3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2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3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4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3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6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37" style:parent-style-name="Standardnípísmoodstavce" style:family="text">
      <style:text-properties style:font-name="AAAAAC+HelveticaNeue-Bold" style:font-name-complex="AAAAAC+HelveticaNeue-Bold" fo:font-weight="bold" style:font-weight-asian="bold" style:font-weight-complex="bold" fo:font-size="13pt" style:font-size-asian="13pt" style:font-size-complex="13pt"/>
    </style:style>
    <style:style style:name="T38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39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4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1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4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3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4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5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4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7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4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49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5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1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5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3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5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5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5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7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5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59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6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1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6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3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6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5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6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7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6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69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7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71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7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73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7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75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7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77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7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79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8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81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8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83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8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85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8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87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8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89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9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91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9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93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9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95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9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97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9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99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0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01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0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03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0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05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0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07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0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09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1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11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1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13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1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15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1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17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1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19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2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21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2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23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2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25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12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27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2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29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3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31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3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33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3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35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3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37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3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39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4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41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4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43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4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45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4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47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4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49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5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51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15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53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5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55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5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57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5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59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6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61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6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63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6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65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6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67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6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69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7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71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7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73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7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75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17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77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7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79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8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81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8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83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8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85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8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87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8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89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9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91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9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93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9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95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9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97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19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199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0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01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0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03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20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05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0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07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0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09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1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11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1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13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1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15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1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17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1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19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2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21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2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23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2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25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2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27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2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29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3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31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3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33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3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35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3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37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3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39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4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41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4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43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4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45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4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47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4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49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5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51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5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53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5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55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5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57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5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59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6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61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6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63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6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65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266" style:parent-style-name="Standardnípísmoodstavce" style:family="text">
      <style:text-properties style:font-name="AAAAAC+HelveticaNeue-Bold" style:font-name-complex="AAAAAC+HelveticaNeue-Bold" fo:font-weight="bold" style:font-weight-asian="bold" style:font-weight-complex="bold" fo:font-size="13pt" style:font-size-asian="13pt" style:font-size-complex="13pt"/>
    </style:style>
    <style:style style:name="T267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26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69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7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71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7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73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7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75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7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77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7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79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8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81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8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83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8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85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8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87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8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89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9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91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9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93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29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95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296" style:parent-style-name="Standardnípísmoodstavce" style:family="text">
      <style:text-properties style:font-name="AAAAAC+HelveticaNeue-Bold" style:font-name-complex="AAAAAC+HelveticaNeue-Bold" fo:font-weight="bold" style:font-weight-asian="bold" style:font-weight-complex="bold" fo:font-size="13pt" style:font-size-asian="13pt" style:font-size-complex="13pt"/>
    </style:style>
    <style:style style:name="T297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298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299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300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01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302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03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304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05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306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07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08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309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P310" style:parent-style-name="Normální" style:family="paragraph">
      <style:text-properties style:font-name="AAAAAD+HelveticaNeue" style:font-name-complex="AAAAAD+HelveticaNeue" fo:font-size="13pt" style:font-size-asian="13pt" style:font-size-complex="13pt"/>
    </style:style>
    <style:style style:name="T311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12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313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14" style:parent-style-name="Standardnípísmoodstavce" style:family="text">
      <style:text-properties style:font-name="AAAAAE+HelveticaNeue" style:font-name-complex="AAAAAE+HelveticaNeue" fo:font-size="13pt" style:font-size-asian="13pt" style:font-size-complex="13pt"/>
    </style:style>
    <style:style style:name="T315" style:parent-style-name="Standardnípísmoodstavce" style:family="text">
      <style:text-properties style:font-name="AAAAAD+HelveticaNeue" style:font-name-complex="AAAAAD+HelveticaNeue" fo:font-size="13pt" style:font-size-asian="13pt" style:font-size-complex="13pt"/>
    </style:style>
    <style:style style:name="T316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317" style:parent-style-name="Standardnípísmoodstavce" style:family="text">
      <style:text-properties style:font-name="AAAAAC+HelveticaNeue-Bold" style:font-name-complex="AAAAAC+HelveticaNeue-Bold" fo:font-weight="bold" style:font-weight-asian="bold" style:font-weight-complex="bold" fo:font-size="13pt" style:font-size-asian="13pt" style:font-size-complex="13pt"/>
    </style:style>
    <style:style style:name="T318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319" style:parent-style-name="Standardnípísmoodstavce" style:family="text">
      <style:text-properties style:font-name="AAAAAC+HelveticaNeue-Bold" style:font-name-complex="AAAAAC+HelveticaNeue-Bold" fo:font-weight="bold" style:font-weight-asian="bold" style:font-weight-complex="bold" fo:font-size="13pt" style:font-size-asian="13pt" style:font-size-complex="13pt"/>
    </style:style>
    <style:style style:name="T320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321" style:parent-style-name="Standardnípísmoodstavce" style:family="text">
      <style:text-properties fo:font-weight="bold" style:font-weight-asian="bold" style:font-weight-complex="bold" fo:font-size="13pt" style:font-size-asian="13pt" style:font-size-complex="13pt"/>
    </style:style>
    <style:style style:name="T322" style:parent-style-name="Standardnípísmoodstavce" style:family="text">
      <style:text-properties style:font-name="AAAAAF+Helvetica" style:font-name-complex="AAAAAF+Helvetica" fo:color="#313131" fo:font-size="13pt" style:font-size-asian="13pt" style:font-size-complex="13pt"/>
    </style:style>
    <style:style style:name="T323" style:parent-style-name="Standardnípísmoodstavce" style:family="text">
      <style:text-properties style:font-name="AAAAAG+Helvetica" style:font-name-complex="AAAAAG+Helvetica" fo:color="#313131" fo:font-size="13pt" style:font-size-asian="13pt" style:font-size-complex="13pt"/>
    </style:style>
    <style:style style:name="T324" style:parent-style-name="Standardnípísmoodstavce" style:family="text">
      <style:text-properties style:font-name="AAAAAF+Helvetica" style:font-name-complex="AAAAAF+Helvetica" fo:color="#313131" fo:font-size="13pt" style:font-size-asian="13pt" style:font-size-complex="13pt"/>
    </style:style>
    <style:style style:name="T325" style:parent-style-name="Standardnípísmoodstavce" style:family="text">
      <style:text-properties style:font-name="AAAAAG+Helvetica" style:font-name-complex="AAAAAG+Helvetica" fo:color="#313131" fo:font-size="13pt" style:font-size-asian="13pt" style:font-size-complex="13pt"/>
    </style:style>
    <style:style style:name="T326" style:parent-style-name="Standardnípísmoodstavce" style:family="text">
      <style:text-properties style:font-name="AAAAAF+Helvetica" style:font-name-complex="AAAAAF+Helvetica" fo:color="#313131" fo:font-size="13pt" style:font-size-asian="13pt" style:font-size-complex="13pt"/>
    </style:style>
    <style:style style:name="T327" style:parent-style-name="Standardnípísmoodstavce" style:family="text">
      <style:text-properties style:font-name="AAAAAG+Helvetica" style:font-name-complex="AAAAAG+Helvetica" fo:color="#313131" fo:font-size="13pt" style:font-size-asian="13pt" style:font-size-complex="13pt"/>
    </style:style>
    <style:style style:name="T328" style:parent-style-name="Standardnípísmoodstavce" style:family="text">
      <style:text-properties style:font-name="AAAAAF+Helvetica" style:font-name-complex="AAAAAF+Helvetica" fo:color="#313131" fo:font-size="13pt" style:font-size-asian="13pt" style:font-size-complex="13pt"/>
    </style:style>
    <style:style style:name="T329" style:parent-style-name="Standardnípísmoodstavce" style:family="text">
      <style:text-properties style:font-name="AAAAAG+Helvetica" style:font-name-complex="AAAAAG+Helvetica" fo:color="#313131" fo:font-size="13pt" style:font-size-asian="13pt" style:font-size-complex="13pt"/>
    </style:style>
    <style:style style:name="T330" style:parent-style-name="Standardnípísmoodstavce" style:family="text">
      <style:text-properties style:font-name="AAAAAF+Helvetica" style:font-name-complex="AAAAAF+Helvetica" fo:color="#313131" fo:font-size="13pt" style:font-size-asian="13pt" style:font-size-complex="13pt"/>
    </style:style>
    <style:style style:name="T331" style:parent-style-name="Standardnípísmoodstavce" style:family="text">
      <style:text-properties style:font-name="AAAAAG+Helvetica" style:font-name-complex="AAAAAG+Helvetica" fo:color="#313131" fo:font-size="13pt" style:font-size-asian="13pt" style:font-size-complex="13pt"/>
    </style:style>
    <style:style style:name="T332" style:parent-style-name="Standardnípísmoodstavce" style:family="text">
      <style:text-properties style:font-name="AAAAAF+Helvetica" style:font-name-complex="AAAAAF+Helvetica" fo:color="#313131" fo:font-size="13pt" style:font-size-asian="13pt" style:font-size-complex="13pt"/>
    </style:style>
    <style:style style:name="T333" style:parent-style-name="Standardnípísmoodstavce" style:family="text">
      <style:text-properties style:font-name="AAAAAG+Helvetica" style:font-name-complex="AAAAAG+Helvetica" fo:color="#313131" fo:font-size="13pt" style:font-size-asian="13pt" style:font-size-complex="13pt"/>
    </style:style>
    <style:style style:name="T334" style:parent-style-name="Standardnípísmoodstavce" style:family="text">
      <style:text-properties style:font-name="AAAAAF+Helvetica" style:font-name-complex="AAAAAF+Helvetica" fo:color="#313131" fo:font-size="13pt" style:font-size-asian="13pt" style:font-size-complex="13pt"/>
    </style:style>
    <style:style style:name="T335" style:parent-style-name="Standardnípísmoodstavce" style:family="text">
      <style:text-properties style:font-name="AAAAAG+Helvetica" style:font-name-complex="AAAAAG+Helvetica" fo:color="#313131" fo:font-size="13pt" style:font-size-asian="13pt" style:font-size-complex="13pt"/>
    </style:style>
    <style:style style:name="T336" style:parent-style-name="Standardnípísmoodstavce" style:family="text">
      <style:text-properties style:font-name="AAAAAF+Helvetica" style:font-name-complex="AAAAAF+Helvetica" fo:color="#313131" fo:font-size="13pt" style:font-size-asian="13pt" style:font-size-complex="13pt"/>
    </style:style>
    <style:style style:name="T337" style:parent-style-name="Standardnípísmoodstavce" style:family="text">
      <style:text-properties style:font-name="AAAAAG+Helvetica" style:font-name-complex="AAAAAG+Helvetica" fo:color="#313131" fo:font-size="13pt" style:font-size-asian="13pt" style:font-size-complex="13pt"/>
    </style:style>
    <style:style style:name="T338" style:parent-style-name="Standardnípísmoodstavce" style:family="text">
      <style:text-properties style:font-name="AAAAAF+Helvetica" style:font-name-complex="AAAAAF+Helvetica" fo:color="#313131" fo:font-size="13pt" style:font-size-asian="13pt" style:font-size-complex="13pt"/>
    </style:style>
    <style:style style:name="T339" style:parent-style-name="Standardnípísmoodstavce" style:family="text">
      <style:text-properties style:font-name="AAAAAG+Helvetica" style:font-name-complex="AAAAAG+Helvetica" fo:color="#313131" fo:font-size="13pt" style:font-size-asian="13pt" style:font-size-complex="13pt"/>
    </style:style>
    <style:style style:name="T340" style:parent-style-name="Standardnípísmoodstavce" style:family="text">
      <style:text-properties style:font-name="AAAAAF+Helvetica" style:font-name-complex="AAAAAF+Helvetica" fo:color="#313131" fo:font-size="13pt" style:font-size-asian="13pt" style:font-size-complex="13pt"/>
    </style:style>
    <style:style style:name="T341" style:parent-style-name="Standardnípísmoodstavce" style:family="text">
      <style:text-properties style:font-name="AAAAAG+Helvetica" style:font-name-complex="AAAAAG+Helvetica" fo:color="#313131" fo:font-size="13pt" style:font-size-asian="13pt" style:font-size-complex="13pt"/>
    </style:style>
    <style:style style:name="T342" style:parent-style-name="Standardnípísmoodstavce" style:family="text">
      <style:text-properties style:font-name="AAAAAF+Helvetica" style:font-name-complex="AAAAAF+Helvetica" fo:color="#313131" fo:font-size="13pt" style:font-size-asian="13pt" style:font-size-complex="13pt"/>
    </style:style>
    <style:style style:name="T343" style:parent-style-name="Standardnípísmoodstavce" style:family="text">
      <style:text-properties style:font-name="AAAAAF+Helvetica" style:font-name-complex="AAAAAF+Helvetica" fo:color="#313131" fo:font-size="15.5pt" style:font-size-asian="15.5pt" style:font-size-complex="15.5pt"/>
    </style:style>
    <style:style style:name="T344" style:parent-style-name="Standardnípísmoodstavce" style:family="text">
      <style:text-properties style:font-name="AAAAAF+Helvetica" style:font-name-complex="AAAAAF+Helvetica" fo:color="#313131" fo:font-size="13pt" style:font-size-asian="13pt" style:font-size-complex="13pt"/>
    </style:style>
    <style:style style:name="T345" style:parent-style-name="Standardnípísmoodstavce" style:family="text">
      <style:text-properties style:font-name="AAAAAG+Helvetica" style:font-name-complex="AAAAAG+Helvetica" fo:color="#313131" fo:font-size="13pt" style:font-size-asian="13pt" style:font-size-complex="13pt"/>
    </style:style>
    <style:style style:name="T346" style:parent-style-name="Standardnípísmoodstavce" style:family="text">
      <style:text-properties style:font-name="AAAAAF+Helvetica" style:font-name-complex="AAAAAF+Helvetica" fo:color="#313131" fo:font-size="13pt" style:font-size-asian="13pt" style:font-size-complex="13pt"/>
    </style:style>
    <style:style style:name="T347" style:parent-style-name="Standardnípísmoodstavce" style:family="text">
      <style:text-properties style:font-name="AAAAAG+Helvetica" style:font-name-complex="AAAAAG+Helvetica" fo:color="#313131" fo:font-size="13pt" style:font-size-asian="13pt" style:font-size-complex="13pt"/>
    </style:style>
    <style:style style:name="T348" style:parent-style-name="Standardnípísmoodstavce" style:family="text">
      <style:text-properties style:font-name="AAAAAF+Helvetica" style:font-name-complex="AAAAAF+Helvetica" fo:color="#313131" fo:font-size="13pt" style:font-size-asian="13pt" style:font-size-complex="13pt"/>
    </style:style>
    <style:style style:name="T349" style:parent-style-name="Standardnípísmoodstavce" style:family="text">
      <style:text-properties style:font-name="AAAAAG+Helvetica" style:font-name-complex="AAAAAG+Helvetica" fo:color="#313131" fo:font-size="13pt" style:font-size-asian="13pt" style:font-size-complex="13pt"/>
    </style:style>
    <style:style style:name="T350" style:parent-style-name="Standardnípísmoodstavce" style:family="text">
      <style:text-properties style:font-name="AAAAAF+Helvetica" style:font-name-complex="AAAAAF+Helvetica" fo:color="#313131" fo:font-size="13pt" style:font-size-asian="13pt" style:font-size-complex="13pt"/>
    </style:style>
    <style:style style:name="T351" style:parent-style-name="Standardnípísmoodstavce" style:family="text">
      <style:text-properties style:font-name="AAAAAG+Helvetica" style:font-name-complex="AAAAAG+Helvetica" fo:color="#313131" fo:font-size="13pt" style:font-size-asian="13pt" style:font-size-complex="13pt"/>
    </style:style>
    <style:style style:name="T352" style:parent-style-name="Standardnípísmoodstavce" style:family="text">
      <style:text-properties style:font-name="AAAAAF+Helvetica" style:font-name-complex="AAAAAF+Helvetica" fo:color="#313131" fo:font-size="13pt" style:font-size-asian="13pt" style:font-size-complex="13pt"/>
    </style:style>
    <style:style style:name="T353" style:parent-style-name="Standardnípísmoodstavce" style:family="text">
      <style:text-properties style:font-name="AAAAAG+Helvetica" style:font-name-complex="AAAAAG+Helvetica" fo:color="#313131" fo:font-size="13pt" style:font-size-asian="13pt" style:font-size-complex="13pt"/>
    </style:style>
    <style:style style:name="T354" style:parent-style-name="Standardnípísmoodstavce" style:family="text">
      <style:text-properties style:font-name="AAAAAF+Helvetica" style:font-name-complex="AAAAAF+Helvetica" fo:color="#313131" fo:font-size="13pt" style:font-size-asian="13pt" style:font-size-complex="13pt"/>
    </style:style>
    <style:style style:name="T355" style:parent-style-name="Standardnípísmoodstavce" style:family="text">
      <style:text-properties style:font-name="AAAAAG+Helvetica" style:font-name-complex="AAAAAG+Helvetica" fo:color="#313131" fo:font-size="13pt" style:font-size-asian="13pt" style:font-size-complex="13pt"/>
    </style:style>
    <style:style style:name="T356" style:parent-style-name="Standardnípísmoodstavce" style:family="text">
      <style:text-properties style:font-name="AAAAAF+Helvetica" style:font-name-complex="AAAAAF+Helvetica" fo:color="#313131" fo:font-size="13pt" style:font-size-asian="13pt" style:font-size-complex="13pt"/>
    </style:style>
    <style:style style:name="T357" style:parent-style-name="Standardnípísmoodstavce" style:family="text">
      <style:text-properties style:font-name="AAAAAG+Helvetica" style:font-name-complex="AAAAAG+Helvetica" fo:color="#313131" fo:font-size="13pt" style:font-size-asian="13pt" style:font-size-complex="13pt"/>
    </style:style>
    <style:style style:name="T358" style:parent-style-name="Standardnípísmoodstavce" style:family="text">
      <style:text-properties style:font-name="AAAAAF+Helvetica" style:font-name-complex="AAAAAF+Helvetica" fo:color="#313131" fo:font-size="13pt" style:font-size-asian="13pt" style:font-size-complex="13pt"/>
    </style:style>
    <style:style style:name="T359" style:parent-style-name="Standardnípísmoodstavce" style:family="text">
      <style:text-properties style:font-name="AAAAAG+Helvetica" style:font-name-complex="AAAAAG+Helvetica" fo:color="#313131" fo:font-size="13pt" style:font-size-asian="13pt" style:font-size-complex="13pt"/>
    </style:style>
    <style:style style:name="T360" style:parent-style-name="Standardnípísmoodstavce" style:family="text">
      <style:text-properties style:font-name="AAAAAF+Helvetica" style:font-name-complex="AAAAAF+Helvetica" fo:color="#313131" fo:font-size="13pt" style:font-size-asian="13pt" style:font-size-complex="13pt"/>
    </style:style>
    <style:style style:name="T361" style:parent-style-name="Standardnípísmoodstavce" style:family="text">
      <style:text-properties style:font-name="AAAAAG+Helvetica" style:font-name-complex="AAAAAG+Helvetica" fo:color="#313131" fo:font-size="13pt" style:font-size-asian="13pt" style:font-size-complex="13pt"/>
    </style:style>
    <style:style style:name="T362" style:parent-style-name="Standardnípísmoodstavce" style:family="text">
      <style:text-properties style:font-name="AAAAAF+Helvetica" style:font-name-complex="AAAAAF+Helvetica" fo:color="#313131" fo:font-size="13pt" style:font-size-asian="13pt" style:font-size-complex="13pt"/>
    </style:style>
    <style:style style:name="T363" style:parent-style-name="Standardnípísmoodstavce" style:family="text">
      <style:text-properties style:font-name="AAAAAG+Helvetica" style:font-name-complex="AAAAAG+Helvetica" fo:color="#313131" fo:font-size="13pt" style:font-size-asian="13pt" style:font-size-complex="13pt"/>
    </style:style>
    <style:style style:name="T364" style:parent-style-name="Standardnípísmoodstavce" style:family="text">
      <style:text-properties style:font-name="AAAAAF+Helvetica" style:font-name-complex="AAAAAF+Helvetica" fo:color="#313131" fo:font-size="13pt" style:font-size-asian="13pt" style:font-size-complex="13pt"/>
    </style:style>
    <style:style style:name="T365" style:parent-style-name="Standardnípísmoodstavce" style:family="text">
      <style:text-properties style:font-name="AAAAAG+Helvetica" style:font-name-complex="AAAAAG+Helvetica" fo:color="#313131" fo:font-size="13pt" style:font-size-asian="13pt" style:font-size-complex="13pt"/>
    </style:style>
    <style:style style:name="T366" style:parent-style-name="Standardnípísmoodstavce" style:family="text">
      <style:text-properties style:font-name="AAAAAF+Helvetica" style:font-name-complex="AAAAAF+Helvetica" fo:color="#313131" fo:font-size="13pt" style:font-size-asian="13pt" style:font-size-complex="13pt"/>
    </style:style>
    <style:style style:name="T367" style:parent-style-name="Standardnípísmoodstavce" style:family="text">
      <style:text-properties style:font-name="AAAAAG+Helvetica" style:font-name-complex="AAAAAG+Helvetica" fo:color="#313131" fo:font-size="13pt" style:font-size-asian="13pt" style:font-size-complex="13pt"/>
    </style:style>
    <style:style style:name="T368" style:parent-style-name="Standardnípísmoodstavce" style:family="text">
      <style:text-properties style:font-name="AAAAAF+Helvetica" style:font-name-complex="AAAAAF+Helvetica" fo:color="#313131" fo:font-size="13pt" style:font-size-asian="13pt" style:font-size-complex="13pt"/>
    </style:style>
    <style:style style:name="T369" style:parent-style-name="Standardnípísmoodstavce" style:family="text">
      <style:text-properties style:font-name="AAAAAG+Helvetica" style:font-name-complex="AAAAAG+Helvetica" fo:color="#313131" fo:font-size="13pt" style:font-size-asian="13pt" style:font-size-complex="13pt"/>
    </style:style>
    <style:style style:name="T370" style:parent-style-name="Standardnípísmoodstavce" style:family="text">
      <style:text-properties style:font-name="AAAAAF+Helvetica" style:font-name-complex="AAAAAF+Helvetica" fo:color="#313131" fo:font-size="13pt" style:font-size-asian="13pt" style:font-size-complex="13pt"/>
    </style:style>
    <style:style style:name="T371" style:parent-style-name="Standardnípísmoodstavce" style:family="text">
      <style:text-properties style:font-name="AAAAAG+Helvetica" style:font-name-complex="AAAAAG+Helvetica" fo:color="#313131" fo:font-size="13pt" style:font-size-asian="13pt" style:font-size-complex="13pt"/>
    </style:style>
    <style:style style:name="T372" style:parent-style-name="Standardnípísmoodstavce" style:family="text">
      <style:text-properties style:font-name="AAAAAF+Helvetica" style:font-name-complex="AAAAAF+Helvetica" fo:color="#313131" fo:font-size="13pt" style:font-size-asian="13pt" style:font-size-complex="13pt"/>
    </style:style>
    <style:style style:name="T373" style:parent-style-name="Standardnípísmoodstavce" style:family="text">
      <style:text-properties style:font-name="AAAAAF+Helvetica" style:font-name-complex="AAAAAF+Helvetica" fo:color="#313131" fo:font-size="15.5pt" style:font-size-asian="15.5pt" style:font-size-complex="15.5pt"/>
    </style:style>
    <style:style style:name="T374" style:parent-style-name="Standardnípísmoodstavce" style:family="text">
      <style:text-properties style:font-name="AAAAAF+Helvetica" style:font-name-complex="AAAAAF+Helvetica" fo:color="#313131" fo:font-size="13pt" style:font-size-asian="13pt" style:font-size-complex="13pt"/>
    </style:style>
    <style:style style:name="T375" style:parent-style-name="Standardnípísmoodstavce" style:family="text">
      <style:text-properties style:font-name="AAAAAG+Helvetica" style:font-name-complex="AAAAAG+Helvetica" fo:color="#313131" fo:font-size="13pt" style:font-size-asian="13pt" style:font-size-complex="13pt"/>
    </style:style>
    <style:style style:name="T376" style:parent-style-name="Standardnípísmoodstavce" style:family="text">
      <style:text-properties style:font-name="AAAAAF+Helvetica" style:font-name-complex="AAAAAF+Helvetica" fo:color="#313131" fo:font-size="13pt" style:font-size-asian="13pt" style:font-size-complex="13pt"/>
    </style:style>
    <style:style style:name="T377" style:parent-style-name="Standardnípísmoodstavce" style:family="text">
      <style:text-properties style:font-name="AAAAAG+Helvetica" style:font-name-complex="AAAAAG+Helvetica" fo:color="#313131" fo:font-size="13pt" style:font-size-asian="13pt" style:font-size-complex="13pt"/>
    </style:style>
    <style:style style:name="T378" style:parent-style-name="Standardnípísmoodstavce" style:family="text">
      <style:text-properties style:font-name="AAAAAF+Helvetica" style:font-name-complex="AAAAAF+Helvetica" fo:color="#313131" fo:font-size="13pt" style:font-size-asian="13pt" style:font-size-complex="13pt"/>
    </style:style>
    <style:style style:name="T379" style:parent-style-name="Standardnípísmoodstavce" style:family="text">
      <style:text-properties style:font-name="AAAAAG+Helvetica" style:font-name-complex="AAAAAG+Helvetica" fo:color="#313131" fo:font-size="13pt" style:font-size-asian="13pt" style:font-size-complex="13pt"/>
    </style:style>
    <style:style style:name="T380" style:parent-style-name="Standardnípísmoodstavce" style:family="text">
      <style:text-properties style:font-name="AAAAAF+Helvetica" style:font-name-complex="AAAAAF+Helvetica" fo:color="#313131" fo:font-size="13pt" style:font-size-asian="13pt" style:font-size-complex="13pt"/>
    </style:style>
    <style:style style:name="T381" style:parent-style-name="Standardnípísmoodstavce" style:family="text">
      <style:text-properties style:font-name="AAAAAG+Helvetica" style:font-name-complex="AAAAAG+Helvetica" fo:color="#313131" fo:font-size="13pt" style:font-size-asian="13pt" style:font-size-complex="13pt"/>
    </style:style>
    <style:style style:name="T382" style:parent-style-name="Standardnípísmoodstavce" style:family="text">
      <style:text-properties style:font-name="AAAAAF+Helvetica" style:font-name-complex="AAAAAF+Helvetica" fo:color="#313131" fo:font-size="13pt" style:font-size-asian="13pt" style:font-size-complex="13pt"/>
    </style:style>
    <style:style style:name="T383" style:parent-style-name="Standardnípísmoodstavce" style:family="text">
      <style:text-properties style:font-name="AAAAAG+Helvetica" style:font-name-complex="AAAAAG+Helvetica" fo:color="#313131" fo:font-size="13pt" style:font-size-asian="13pt" style:font-size-complex="13pt"/>
    </style:style>
    <style:style style:name="T384" style:parent-style-name="Standardnípísmoodstavce" style:family="text">
      <style:text-properties style:font-name="AAAAAF+Helvetica" style:font-name-complex="AAAAAF+Helvetica" fo:color="#313131" fo:font-size="13pt" style:font-size-asian="13pt" style:font-size-complex="13pt"/>
    </style:style>
    <style:style style:name="T385" style:parent-style-name="Standardnípísmoodstavce" style:family="text">
      <style:text-properties style:font-name="AAAAAG+Helvetica" style:font-name-complex="AAAAAG+Helvetica" fo:color="#313131" fo:font-size="13pt" style:font-size-asian="13pt" style:font-size-complex="13pt"/>
    </style:style>
    <style:style style:name="T386" style:parent-style-name="Standardnípísmoodstavce" style:family="text">
      <style:text-properties style:font-name="AAAAAF+Helvetica" style:font-name-complex="AAAAAF+Helvetica" fo:color="#313131" fo:font-size="13pt" style:font-size-asian="13pt" style:font-size-complex="13pt"/>
    </style:style>
    <style:style style:name="T387" style:parent-style-name="Standardnípísmoodstavce" style:family="text">
      <style:text-properties style:font-name="AAAAAG+Helvetica" style:font-name-complex="AAAAAG+Helvetica" fo:color="#313131" fo:font-size="13pt" style:font-size-asian="13pt" style:font-size-complex="13pt"/>
    </style:style>
    <style:style style:name="T388" style:parent-style-name="Standardnípísmoodstavce" style:family="text">
      <style:text-properties style:font-name="AAAAAF+Helvetica" style:font-name-complex="AAAAAF+Helvetica" fo:color="#313131" fo:font-size="13pt" style:font-size-asian="13pt" style:font-size-complex="13pt"/>
    </style:style>
    <style:style style:name="T389" style:parent-style-name="Standardnípísmoodstavce" style:family="text">
      <style:text-properties style:font-name="AAAAAG+Helvetica" style:font-name-complex="AAAAAG+Helvetica" fo:color="#313131" fo:font-size="13pt" style:font-size-asian="13pt" style:font-size-complex="13pt"/>
    </style:style>
    <style:style style:name="T390" style:parent-style-name="Standardnípísmoodstavce" style:family="text">
      <style:text-properties style:font-name="AAAAAF+Helvetica" style:font-name-complex="AAAAAF+Helvetica" fo:color="#313131" fo:font-size="13pt" style:font-size-asian="13pt" style:font-size-complex="13pt"/>
    </style:style>
  </office:automatic-styles>
  <office:body>
    <office:text text:use-soft-page-breaks="true">
      <text:p text:style-name="P1"><text:span text:style-name="T2">Tvorba vizitky jako modelov</text:span><text:span text:style-name="T3">ý<text:s/></text:span><text:span text:style-name="T4">p</text:span><text:span text:style-name="T5">ř</text:span><text:span text:style-name="T6">íklad strukturovaného my</text:span><text:span text:style-name="T7">š</text:span><text:span text:style-name="T8">lení</text:span></text:p>
      <text:p text:style-name="Normální"><text:span text:style-name="T9">Grafick</text:span><text:span text:style-name="T10">ý<text:s/></text:span><text:span text:style-name="T11">design vizitky je d</text:span><text:span text:style-name="T12">ů</text:span><text:span text:style-name="T13">le</text:span><text:span text:style-name="T14">ž</text:span><text:span text:style-name="T15">it</text:span><text:span text:style-name="T16">ý</text:span><text:span text:style-name="T17">, proto</text:span><text:span text:style-name="T18">ž</text:span><text:span text:style-name="T19">e práv</text:span><text:span text:style-name="T20">ě<text:s/></text:span><text:span text:style-name="T21">design vizitky bude první v</text:span><text:span text:style-name="T22">ě</text:span><text:span text:style-name="T23">c, kterou si potenciální zákazník nebo partner p</text:span><text:span text:style-name="T24">ř</text:span><text:span text:style-name="T25">i setkání s vámi v</text:span><text:span text:style-name="T26">š</text:span><text:span text:style-name="T27">imne. V následujících krocích si p</text:span><text:span text:style-name="T28">ř</text:span><text:span text:style-name="T29">iblí</text:span><text:span text:style-name="T30">ž</text:span><text:span text:style-name="T31">íme, jak vytvo</text:span><text:span text:style-name="T32">ř</text:span><text:span text:style-name="T33">it správnou vizitku z pohledu grafického designu. - Formát klasické vizitky b</text:span><text:span text:style-name="T34">ý</text:span><text:span text:style-name="T35">vá 90x50mm, EURO formát má 85x54mm</text:span></text:p>
      <text:p text:style-name="Normální"><text:span text:style-name="T36">OBECNÉ PO</text:span><text:span text:style-name="T37">Ž</text:span><text:span text:style-name="T38">ADAVKY</text:span></text:p>
      <text:p text:style-name="Normální"><text:span text:style-name="T39">1. Definování cíle<text:s/></text:span><text:span text:style-name="T40">Prvním krokem p</text:span><text:span text:style-name="T41">ř</text:span><text:span text:style-name="T42">i tvorb</text:span><text:span text:style-name="T43">ě<text:s/></text:span><text:span text:style-name="T44">vizitky je definování cíle. Je d</text:span><text:span text:style-name="T45">ů</text:span><text:span text:style-name="T46">le</text:span><text:span text:style-name="T47">ž</text:span><text:span text:style-name="T48">ité si polo</text:span><text:span text:style-name="T49">ž</text:span><text:span text:style-name="T50">it otázku, pro</text:span><text:span text:style-name="T51">č<text:s/></text:span><text:span text:style-name="T52">pot</text:span><text:span text:style-name="T53">ř</text:span><text:span text:style-name="T54">ebujete vizitku a co od ní o</text:span><text:span text:style-name="T55">č</text:span><text:span text:style-name="T56">ekáváte. M</text:span><text:span text:style-name="T57">ůž</text:span><text:span text:style-name="T58">e to b</text:span><text:span text:style-name="T59">ý</text:span><text:span text:style-name="T60">t nap</text:span><text:span text:style-name="T61">ř</text:span><text:span text:style-name="T62">íklad získání nov</text:span><text:span text:style-name="T63">ý</text:span><text:span text:style-name="T64">ch zákazník</text:span><text:span text:style-name="T65">ů</text:span><text:span text:style-name="T66">, prezentace své firmy nebo osobního brandu, nebo zlep</text:span><text:span text:style-name="T67">š</text:span><text:span text:style-name="T68">ení své profesní kariéry. Definování cíle vám pom</text:span><text:span text:style-name="T69">ůž</text:span><text:span text:style-name="T70">e ur</text:span><text:span text:style-name="T71">č</text:span><text:span text:style-name="T72">it klí</text:span><text:span text:style-name="T73">č</text:span><text:span text:style-name="T74">ové informace, které by m</text:span><text:span text:style-name="T75">ě</text:span><text:span text:style-name="T76">ly b</text:span><text:span text:style-name="T77">ý</text:span><text:span text:style-name="T78">t na vizitce uvedeny, jako nap</text:span><text:span text:style-name="T79">ř</text:span><text:span text:style-name="T80">íklad va</text:span><text:span text:style-name="T81">š</text:span><text:span text:style-name="T82">e jméno, titul, jméno firmy, adresa, telefonní<text:s/></text:span><text:span text:style-name="T83">č</text:span><text:span text:style-name="T84">íslo, e-mailová adresa, webová stránka a dal</text:span><text:span text:style-name="T85">š</text:span><text:span text:style-name="T86">í informace.</text:span></text:p>
      <text:p text:style-name="Normální"><text:span text:style-name="T87">2. Vzhled vizitky<text:s/></text:span><text:span text:style-name="T88">Zamyslete se nad tím, jak by m</text:span><text:span text:style-name="T89">ě</text:span><text:span text:style-name="T90">la vizitka vypadat. Vizuální styl a design by m</text:span><text:span text:style-name="T91">ě</text:span><text:span text:style-name="T92">ly b</text:span><text:span text:style-name="T93">ý</text:span><text:span text:style-name="T94">t vybrány tak, aby co nejvíce odpovídaly va</text:span><text:span text:style-name="T95">š</text:span><text:span text:style-name="T96">í firm</text:span><text:span text:style-name="T97">ě<text:s/></text:span><text:span text:style-name="T98">nebo osobnosti. M</text:span><text:span text:style-name="T99">ůž</text:span><text:span text:style-name="T100">ete zvá</text:span><text:span text:style-name="T101">ž</text:span><text:span text:style-name="T102">it pou</text:span><text:span text:style-name="T103">ž</text:span><text:span text:style-name="T104">ití firemních barev, loga, fotografií nebo jin</text:span><text:span text:style-name="T105">ý</text:span><text:span text:style-name="T106">ch grafick</text:span><text:span text:style-name="T107">ý</text:span><text:span text:style-name="T108">ch prvk</text:span><text:span text:style-name="T109">ů</text:span><text:span text:style-name="T110">. Design by m</text:span><text:span text:style-name="T111">ě</text:span><text:span text:style-name="T112">l b</text:span><text:span text:style-name="T113">ý</text:span><text:span text:style-name="T114">t jednoduch</text:span><text:span text:style-name="T115">ý</text:span><text:span text:style-name="T116">, p</text:span><text:span text:style-name="T117">ř</text:span><text:span text:style-name="T118">ehledn</text:span><text:span text:style-name="T119">ý<text:s/></text:span><text:span text:style-name="T120">a esteticky p</text:span><text:span text:style-name="T121">ř</text:span><text:span text:style-name="T122">íjemn</text:span><text:span text:style-name="T123">ý</text:span><text:span text:style-name="T124">.</text:span></text:p>
      <text:p text:style-name="Normální"><text:span text:style-name="T125">3. Fotografie<text:s/></text:span><text:span text:style-name="T126">Kvalitní fotografie jsou klí</text:span><text:span text:style-name="T127">č</text:span><text:span text:style-name="T128">ové pro vizitku. Pokud pou</text:span><text:span text:style-name="T129">ž</text:span><text:span text:style-name="T130">ijete fotografie nízké kvality, m</text:span><text:span text:style-name="T131">ůž</text:span><text:span text:style-name="T132">e to vzbuzovat dojem,<text:s/></text:span><text:span text:style-name="T133">ž</text:span><text:span text:style-name="T134">e nejste profesionální. Zva</text:span><text:span text:style-name="T135">ž</text:span><text:span text:style-name="T136">te pou</text:span><text:span text:style-name="T137">ž</text:span><text:span text:style-name="T138">ití fotografií va</text:span><text:span text:style-name="T139">š</text:span><text:span text:style-name="T140">eho produktu, slu</text:span><text:span text:style-name="T141">ž</text:span><text:span text:style-name="T142">eb nebo zam</text:span><text:span text:style-name="T143">ě</text:span><text:span text:style-name="T144">stnanc</text:span><text:span text:style-name="T145">ů</text:span><text:span text:style-name="T146">, aby zákazníci m</text:span><text:span text:style-name="T147">ě</text:span><text:span text:style-name="T148">li p</text:span><text:span text:style-name="T149">ř</text:span><text:span text:style-name="T150">edstavu o tom, co nabízíte.</text:span></text:p>
      <text:p text:style-name="Normální"><text:span text:style-name="T151">4. Loga<text:s/></text:span><text:span text:style-name="T152">Logo je vizitkou va</text:span><text:span text:style-name="T153">š</text:span><text:span text:style-name="T154">í firmy. Zva</text:span><text:span text:style-name="T155">ž</text:span><text:span text:style-name="T156">te, zda chcete pou</text:span><text:span text:style-name="T157">ž</text:span><text:span text:style-name="T158">ít logo na vizitce a jak bude umíst</text:span><text:span text:style-name="T159">ě</text:span><text:span text:style-name="T160">no. Logo by m</text:span><text:span text:style-name="T161">ě</text:span><text:span text:style-name="T162">lo b</text:span><text:span text:style-name="T163">ý</text:span><text:span text:style-name="T164">t umíst</text:span><text:span text:style-name="T165">ě</text:span><text:span text:style-name="T166">no v horní<text:s/></text:span><text:span text:style-name="T167">č</text:span><text:span text:style-name="T168">ásti vizitky a m</text:span><text:span text:style-name="T169">ě</text:span><text:span text:style-name="T170">lo by b</text:span><text:span text:style-name="T171">ý</text:span><text:span text:style-name="T172">t dob</text:span><text:span text:style-name="T173">ř</text:span><text:span text:style-name="T174">e viditelné.</text:span></text:p>
      <text:p text:style-name="Normální"><text:span text:style-name="T175">5. Velikost fontu<text:s/></text:span><text:span text:style-name="T176">Velikost fontu na vizitce by m</text:span><text:span text:style-name="T177">ě</text:span><text:span text:style-name="T178">la b</text:span><text:span text:style-name="T179">ý</text:span><text:span text:style-name="T180">t dostate</text:span><text:span text:style-name="T181">č</text:span><text:span text:style-name="T182">n</text:span><text:span text:style-name="T183">ě<text:s/></text:span><text:span text:style-name="T184">velká, aby byla snadno<text:s/></text:span><text:span text:style-name="T185">č</text:span><text:span text:style-name="T186">itelná. Pou</text:span><text:span text:style-name="T187">ž</text:span><text:span text:style-name="T188">ívejte jednoduché fonty, které jsou snadno<text:s/></text:span><text:span text:style-name="T189">č</text:span><text:span text:style-name="T190">itelné, a vyhn</text:span><text:span text:style-name="T191">ě</text:span><text:span text:style-name="T192">te se pou</text:span><text:span text:style-name="T193">ž</text:span><text:span text:style-name="T194">ití více ne</text:span><text:span text:style-name="T195">ž<text:s/></text:span><text:span text:style-name="T196">dvou r</text:span><text:span text:style-name="T197">ů</text:span><text:span text:style-name="T198">zn</text:span><text:span text:style-name="T199">ý</text:span><text:span text:style-name="T200">ch font</text:span><text:span text:style-name="T201">ů</text:span><text:span text:style-name="T202">.</text:span></text:p>
      <text:p text:style-name="Normální"><text:span text:style-name="T203">6. kompozice a obsah<text:s/></text:span><text:span text:style-name="T204">Vizitka by m</text:span><text:span text:style-name="T205">ě</text:span><text:span text:style-name="T206">la b</text:span><text:span text:style-name="T207">ý</text:span><text:span text:style-name="T208">t jednoduchá a p</text:span><text:span text:style-name="T209">ř</text:span><text:span text:style-name="T210">ehledná. Vyh</text:span><text:span text:style-name="T211">ý</text:span><text:span text:style-name="T212">bejte se p</text:span><text:span text:style-name="T213">ř</text:span><text:span text:style-name="T214">epln</text:span><text:span text:style-name="T215">ě</text:span><text:span text:style-name="T216">nému designu a umíst</text:span><text:span text:style-name="T217">ě</text:span><text:span text:style-name="T218">ní p</text:span><text:span text:style-name="T219">ř</text:span><text:span text:style-name="T220">íli</text:span><text:span text:style-name="T221">š<text:s/></text:span><text:span text:style-name="T222">mnoha informací na mal</text:span><text:span text:style-name="T223">ý<text:s/></text:span><text:span text:style-name="T224">prostor. M</text:span><text:span text:style-name="T225">ůž</text:span><text:span text:style-name="T226">ete si rozd</text:span><text:span text:style-name="T227">ě</text:span><text:span text:style-name="T228">lit vizitku na p</text:span><text:span text:style-name="T229">ř</text:span><text:span text:style-name="T230">ední a zadní stranu, nebo m</text:span><text:span text:style-name="T231">ůž</text:span><text:span text:style-name="T232">ete pou</text:span><text:span text:style-name="T233">ž</text:span><text:span text:style-name="T234">ít jednu stranu a umístit na ni v</text:span><text:span text:style-name="T235">š</text:span><text:span text:style-name="T236">echny informace. Zam</text:span><text:span text:style-name="T237">ěř</text:span><text:span text:style-name="T238">te se na to, co je d</text:span><text:span text:style-name="T239">ů</text:span><text:span text:style-name="T240">le</text:span><text:span text:style-name="T241">ž</text:span><text:span text:style-name="T242">ité, na to, co chcete na vizitce zahrnout. To m</text:span><text:span text:style-name="T243">ůž</text:span><text:span text:style-name="T244">e zahrnovat va</text:span><text:span text:style-name="T245">š</text:span><text:span text:style-name="T246">e jméno, titul, jméno firmy, adresa, telefonní<text:s/></text:span><text:span text:style-name="T247">č</text:span><text:span text:style-name="T248">íslo, e-mailovou adresu, webovou stránku a dal</text:span><text:span text:style-name="T249">š</text:span><text:span text:style-name="T250">í informace, které pova</text:span><text:span text:style-name="T251">ž</text:span><text:span text:style-name="T252">ujete za relevantní. Je d</text:span><text:span text:style-name="T253">ů</text:span><text:span text:style-name="T254">le</text:span><text:span text:style-name="T255">ž</text:span><text:span text:style-name="T256">ité, aby informace byly uvedeny v logickém a p</text:span><text:span text:style-name="T257">ř</text:span><text:span text:style-name="T258">ehledném po</text:span><text:span text:style-name="T259">ř</text:span><text:span text:style-name="T260">adí a aby nebyly p</text:span><text:span text:style-name="T261">ř</text:span><text:span text:style-name="T262">íli</text:span><text:span text:style-name="T263">š<text:s/></text:span><text:span text:style-name="T264">mnoho.</text:span></text:p>
      <text:soft-page-break/>
      <text:p text:style-name="Normální"><text:span text:style-name="T265">7. Materiál a rozpo</text:span><text:span text:style-name="T266">č</text:span><text:span text:style-name="T267">et<text:s/></text:span><text:span text:style-name="T268">Volba papíru m</text:span><text:span text:style-name="T269">ůž</text:span><text:span text:style-name="T270">e mít velk</text:span><text:span text:style-name="T271">ý<text:s/></text:span><text:span text:style-name="T272">vliv na vzhled vizitky. Zva</text:span><text:span text:style-name="T273">ž</text:span><text:span text:style-name="T274">te pou</text:span><text:span text:style-name="T275">ž</text:span><text:span text:style-name="T276">ití matného nebo lesklého papíru v závislosti na tom, co by vám nejvíce vyhovovalo. Matn</text:span><text:span text:style-name="T277">ý<text:s/></text:span><text:span text:style-name="T278">papír má tendenci p</text:span><text:span text:style-name="T279">ů</text:span><text:span text:style-name="T280">sobit sofistikovan</text:span><text:span text:style-name="T281">ě<text:s/></text:span><text:span text:style-name="T282">a luxusn</text:span><text:span text:style-name="T283">ě</text:span><text:span text:style-name="T284">. Volba materiálu také ur</text:span><text:span text:style-name="T285">č</text:span><text:span text:style-name="T286">uje finální cenu vizitky, zvolte materiál, kter</text:span><text:span text:style-name="T287">ý<text:s/></text:span><text:span text:style-name="T288">se cenov</text:span><text:span text:style-name="T289">ě<text:s/></text:span><text:span text:style-name="T290">vejde do va</text:span><text:span text:style-name="T291">š</text:span><text:span text:style-name="T292">eho rozpo</text:span><text:span text:style-name="T293">č</text:span><text:span text:style-name="T294">tu</text:span></text:p>
      <text:p text:style-name="Normální"><text:span text:style-name="T295">VZORNÍKY BAREV A JEJICH POU</text:span><text:span text:style-name="T296">Ž</text:span><text:span text:style-name="T297">ITÍ<text:s/></text:span><text:span text:style-name="T298">Vzorník barev je vzorník barev. Nástroj, kde si<text:s/></text:span><text:span text:style-name="T299">č</text:span><text:span text:style-name="T300">lov</text:span><text:span text:style-name="T301">ě</text:span><text:span text:style-name="T302">k vybere barvu a její odstíny do své práce. Vzorník nabízí r</text:span><text:span text:style-name="T303">ů</text:span><text:span text:style-name="T304">zné kombinace a palety, které se k sob</text:span><text:span text:style-name="T305">ě<text:s/></text:span><text:span text:style-name="T306">hodí.</text:span></text:p>
      <text:p text:style-name="Normální"><text:span text:style-name="T307">1. RGB - digitální média -<text:s/></text:span><text:span text:style-name="T308">č</text:span><text:span text:style-name="T309">ervená, zelená, modrá</text:span></text:p>
      <text:p text:style-name="P310">2. CMYK - tiskové barvy - cyan, magenta, yellow, key black</text:p>
      <text:p text:style-name="Normální"><text:span text:style-name="T311">3. Pantone -<text:s/></text:span><text:span text:style-name="T312">š</text:span><text:span text:style-name="T313">iroká<text:s/></text:span><text:span text:style-name="T314">š</text:span><text:span text:style-name="T315">kála barev, vzorník karet, loga, vizitky, reklamní materiály</text:span></text:p>
      <text:p text:style-name="Normální"><text:span text:style-name="T316">P</text:span><text:span text:style-name="T317">Ř</text:span><text:span text:style-name="T318">EDSTISKOVÁ P</text:span><text:span text:style-name="T319">Ř</text:span><text:span text:style-name="T320">ÍPRAVA (AI, PS)</text:span></text:p>
      <text:p text:style-name="Normální"><text:span text:style-name="T321">Tisk<text:s/></text:span><text:span text:style-name="T322">Pokud ji</text:span><text:span text:style-name="T323">ž<text:s/></text:span><text:span text:style-name="T324">máte design své vizitky hotov</text:span><text:span text:style-name="T325">ý<text:s/></text:span><text:span text:style-name="T326">p</text:span><text:span text:style-name="T327">ř</text:span><text:span text:style-name="T328">ichází na<text:s/></text:span><text:span text:style-name="T329">ř</text:span><text:span text:style-name="T330">adu rozvr</text:span><text:span text:style-name="T331">ž</text:span><text:span text:style-name="T332">ení vizitek na formát papíru, nej</text:span><text:span text:style-name="T333">č</text:span><text:span text:style-name="T334">ast</text:span><text:span text:style-name="T335">ě</text:span><text:span text:style-name="T336">ji A4 a co byste nem</text:span><text:span text:style-name="T337">ě</text:span><text:span text:style-name="T338">li zapomenout, jsou zna</text:span><text:span text:style-name="T339">č</text:span><text:span text:style-name="T340">ky na o</text:span><text:span text:style-name="T341">ř</text:span><text:span text:style-name="T342">ez.</text:span></text:p>
      <text:p text:style-name="Normální"><text:span text:style-name="T343">-<text:s/></text:span><text:span text:style-name="T344">Spadávka dokumentu se pokud mo</text:span><text:span text:style-name="T345">ž</text:span><text:span text:style-name="T346">no nastavuje hned p</text:span><text:span text:style-name="T347">ř</text:span><text:span text:style-name="T348">i prvním vytvo</text:span><text:span text:style-name="T349">ř</text:span><text:span text:style-name="T350">ení dokumentu. Vizitka a kter</text:span><text:span text:style-name="T351">ý</text:span><text:span text:style-name="T352">koliv jin</text:span><text:span text:style-name="T353">ý<text:s/></text:span><text:span text:style-name="T354">dokument, se mohou p</text:span><text:span text:style-name="T355">ř</text:span><text:span text:style-name="T356">i<text:s/></text:span><text:span text:style-name="T357">ř</text:span><text:span text:style-name="T358">ezání arch</text:span><text:span text:style-name="T359">ů<text:s/></text:span><text:span text:style-name="T360">lehce pohybovat. Spadávka, neboli p</text:span><text:span text:style-name="T361">ř</text:span><text:span text:style-name="T362">esahy, zaru</text:span><text:span text:style-name="T363">č</text:span><text:span text:style-name="T364">í,<text:s/></text:span><text:span text:style-name="T365">ž</text:span><text:span text:style-name="T366">e design nebude u</text:span><text:span text:style-name="T367">ř</text:span><text:span text:style-name="T368">íznut<text:s/></text:span><text:span text:style-name="T369">š</text:span><text:span text:style-name="T370">patn</text:span><text:span text:style-name="T371">ě</text:span><text:span text:style-name="T372">.</text:span></text:p>
      <text:p text:style-name="Normální"><text:span text:style-name="T373">-<text:s/></text:span><text:span text:style-name="T374">O</text:span><text:span text:style-name="T375">ř</text:span><text:span text:style-name="T376">ezové zna</text:span><text:span text:style-name="T377">č</text:span><text:span text:style-name="T378">ky se p</text:span><text:span text:style-name="T379">ř</text:span><text:span text:style-name="T380">ipravují p</text:span><text:span text:style-name="T381">ř</text:span><text:span text:style-name="T382">i ukládání dokumentu, p</text:span><text:span text:style-name="T383">ř</text:span><text:span text:style-name="T384">ímo navazují na spadávku, která v této fázi dokumentu musí b</text:span><text:span text:style-name="T385">ý</text:span><text:span text:style-name="T386">t ji</text:span><text:span text:style-name="T387">ž<text:s/></text:span><text:span text:style-name="T388">vytvo</text:span><text:span text:style-name="T389">ř</text:span><text:span text:style-name="T390">en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AAAAC+HelveticaNeue-Bold" svg:font-family="AAAAAC+HelveticaNeue-Bold" style:font-family-generic="swiss" svg:panose-1="0 0 0 0 0 0 0 0 0 0"/>
    <style:font-face style:name="AAAAAD+HelveticaNeue" svg:font-family="AAAAAD+HelveticaNeue" style:font-family-generic="swiss" svg:panose-1="0 0 0 0 0 0 0 0 0 0"/>
    <style:font-face style:name="AAAAAE+HelveticaNeue" svg:font-family="AAAAAE+HelveticaNeue" style:font-family-generic="swiss" svg:panose-1="0 0 0 0 0 0 0 0 0 0"/>
    <style:font-face style:name="AAAAAF+Helvetica" svg:font-family="AAAAAF+Helvetica" style:font-family-generic="swiss" svg:panose-1="0 0 0 0 0 0 0 0 0 0"/>
    <style:font-face style:name="AAAAAG+Helvetica" svg:font-family="AAAAAG+Helvetica" style:font-family-generic="swiss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y1" style:display-name="Nadpisy1" style:family="paragraph" style:parent-style-name="Nadpis1" style:next-style-name="Nadpis1" style:default-outline-level="1">
      <style:paragraph-properties fo:margin-left="0.3937in" fo:text-indent="-0.3152in">
        <style:tab-stops>
          <style:tab-stop style:type="left" style:position="0.1062in"/>
        </style:tab-stops>
      </style:paragraph-properties>
      <style:text-properties style:font-name="Times New Roman" fo:font-weight="bold" style:font-weight-asian="bold" fo:hyphenate="false"/>
    </style:style>
    <style:style style:name="Normální" style:display-name="Normální" style:family="paragraph">
      <style:text-properties fo:hyphenate="false"/>
    </style: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rdnípísmoodstavce" style:display-name="Standardní písmo odstavce" style:family="text"/>
    <style:style style:name="Nadpisy1Char" style:display-name="Nadpisy1 Char" style:family="text" style:parent-style-name="Nadpis1Char">
      <style:text-properties style:font-name="Times New Roman" style:font-name-asian="Times New Roman" style:font-name-complex="Times New Roman" fo:font-weight="bold" style:font-weight-asian="bold" fo:color="#2F5496" fo:font-size="16pt" style:font-size-asian="16pt" style:font-size-complex="16pt"/>
    </style:style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1LVL1" style:family="text">
      <style:text-properties fo:font-size="16pt" style:font-size-asian="16pt" style:font-size-complex="16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ÝBORNÝ Jan</meta:initial-creator>
    <dc:creator>VÝBORNÝ Jan</dc:creator>
    <meta:creation-date>2023-05-23T08:37:00Z</meta:creation-date>
    <dc:date>2023-05-23T08:40:00Z</dc:date>
    <meta:template xlink:href="Normal.dotm" xlink:type="simple"/>
    <meta:editing-cycles>1</meta:editing-cycles>
    <meta:editing-duration>PT180S</meta:editing-duration>
    <meta:document-statistic meta:page-count="2" meta:paragraph-count="7" meta:word-count="540" meta:character-count="3725" meta:row-count="26" meta:non-whitespace-character-count="3192"/>
  </office:meta>
</office:document-meta>
</file>